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fb4" officeooo:paragraph-rsid="000c4fb4"/>
    </style:style>
    <style:style style:name="P2" style:family="paragraph" style:parent-style-name="Standard" style:list-style-name="L1">
      <style:text-properties officeooo:rsid="000c4fb4" officeooo:paragraph-rsid="000c4fb4"/>
    </style:style>
    <style:style style:name="P3" style:family="paragraph" style:parent-style-name="Standard" style:list-style-name="L1">
      <style:text-properties officeooo:rsid="000c4fb4" officeooo:paragraph-rsid="000c7343"/>
    </style:style>
    <style:style style:name="P4" style:family="paragraph" style:parent-style-name="Standard" style:list-style-name="L1">
      <style:text-properties officeooo:rsid="000c7343" officeooo:paragraph-rsid="000c7343"/>
    </style:style>
    <style:style style:name="T1" style:family="text">
      <style:text-properties officeooo:rsid="000c7343"/>
    </style:style>
    <style:style style:name="T2" style:family="text">
      <style:text-properties officeooo:rsid="000c884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S:</text:p>
      <text:p text:style-name="P1"/>
      <text:list xml:id="list3189901101" text:style-name="L1">
        <text:list-item>
          <text:p text:style-name="P2">Create a user account with the following attribute</text:p>
          <text:p text:style-name="P2"> username: <text:span text:style-name="T2">xxxx</text:span></text:p>
          <text:p text:style-name="P2"> Fullname/comment: <text:span text:style-name="T2">xxx</text:span> <text:span text:style-name="T2">xxx</text:span></text:p>
          <text:p text:style-name="P2"> Password: <text:span text:style-name="T2">xxxxx</text:span></text:p>
        </text:list-item>
        <text:list-item>
          <text:p text:style-name="P2">Create a user account with the following attribute</text:p>
          <text:p text:style-name="P2"> Username: baduser</text:p>
          <text:p text:style-name="P2"> Full name/comment: Bad User</text:p>
          <text:p text:style-name="P2"> Password: baduser</text:p>
        </text:list-item>
        <text:list-item>
          <text:p text:style-name="P2">Create a supplementary (Secondary) group called pgroup with group ID of 30000</text:p>
        </text:list-item>
        <text:list-item>
          <text:p text:style-name="P2">Create a supplementary group called badgroup</text:p>
        </text:list-item>
        <text:list-item>
          <text:p text:style-name="P2">Add islam user to the pgroup group as a supplementary group</text:p>
        </text:list-item>
        <text:list-item>
          <text:p text:style-name="P2">Modify the password of islam's account to password</text:p>
        </text:list-item>
        <text:list-item>
          <text:p text:style-name="P2">Modify islam's account so the password expires after 30 days</text:p>
        </text:list-item>
        <text:list-item>
          <text:p text:style-name="P2">Lock bad user account so he can't log in</text:p>
        </text:list-item>
        <text:list-item>
          <text:p text:style-name="P2">Delete bad user account</text:p>
        </text:list-item>
        <text:list-item>
          <text:p text:style-name="P2">Delete the supplementary group called badgroup.</text:p>
        </text:list-item>
        <text:list-item>
          <text:p text:style-name="P2">Create a folder called myteam in your home directory and change its permissions to</text:p>
          <text:p text:style-name="P2">read only for the owner.</text:p>
        </text:list-item>
        <text:list-item>
          <text:p text:style-name="P2">Log out and log in by another user</text:p>
        </text:list-item>
        <text:list-item>
          <text:p text:style-name="P2">Try to access (by cd command) the folder (myteam)</text:p>
        </text:list-item>
        <text:list-item>
          <text:p text:style-name="P2">Using the command Line</text:p>
          <text:list>
            <text:list-header>
              <text:p text:style-name="P2">Change the permissions of oldpasswd file to give owner read and write permissions and for group write and execute and execute only for the others (using chmod in 2 different ways)</text:p>
              <text:p text:style-name="P2">change your default permissions to be as above.</text:p>
            </text:list-header>
          </text:list>
        </text:list-item>
        <text:list-item>
          <text:p text:style-name="P2">What is the maximum permission a file can have, by default when it is just created? And what is that for directory.</text:p>
        </text:list-item>
        <text:list-item>
          <text:p text:style-name="P2">Change your default permissions to be no permission to everyone then create a directory and a file to verify.</text:p>
        </text:list-item>
        <text:list-item>
          <text:p text:style-name="P2">What are the minimum permission needed for:</text:p>
          <text:list>
            <text:list-header>
              <text:p text:style-name="P2">Copy a directory (permission for source directory and permissions for target parent directory)</text:p>
              <text:p text:style-name="P2">Copy a file (permission for source file and and permission for target parent directory)</text:p>
              <text:p text:style-name="P2">Delete a file</text:p>
              <text:p text:style-name="P2">Change to a directory</text:p>
              <text:p text:style-name="P2">List a directory content (ls command)</text:p>
              <text:p text:style-name="P2">View a file content (more/cat command)</text:p>
              <text:p text:style-name="P2">Modify a file content</text:p>
            </text:list-header>
          </text:list>
        </text:list-item>
        <text:list-item>
          <text:p text:style-name="P2">Create a file with permission 444. Try to edit in it and to remove it? Note what happened.</text:p>
        </text:list-item>
        <text:list-item>
          <text:p text:style-name="P2">What is the difference between the “x” permission for a file and for a directory?</text:p>
          <text:p text:style-name="P2"/>
        </text:list-item>
        <text:list-item>
          <text:p text:style-name="P2">Using vi write your CV in the file mycv. Your CV should include your name, age, school, college, experience,...</text:p>
        </text:list-item>
        <text:list-item>
          <text:p text:style-name="P2">Open mycv file using vi command then: Without using arrows state how to:</text:p>
          <text:list>
            <text:list-header>
              <text:p text:style-name="P4">Show all lines numbers</text:p>
              <text:p text:style-name="P3">Search for word age</text:p>
              <text:p text:style-name="P3">Step to line 5 (assuming that you are in line 1 and file is more than 5 lines).</text:p>
              <text:p text:style-name="P2">Delete the line you are on and line 5.</text:p>
            </text:list-header>
          </text:list>
          <text:p text:style-name="P2"/>
          <text:p text:style-name="P2"/>
        </text:list-item>
        <text:list-item>
          <text:p text:style-name="P2"><text:soft-page-break/>List the available shells in your system.</text:p>
        </text:list-item>
        <text:list-item>
          <text:p text:style-name="P2">List the environment variables in your current shell.</text:p>
        </text:list-item>
        <text:list-item>
          <text:p text:style-name="P2">List all of the environment variables for the bash shell.</text:p>
        </text:list-item>
        <text:list-item>
          <text:p text:style-name="P2">What are the commands that list the value of a specific variable?</text:p>
        </text:list-item>
        <text:list-item>
          <text:p text:style-name="P2">Display your current shell name.</text:p>
        </text:list-item>
        <text:list-item>
          <text:p text:style-name="P2">State the initialization files of: sh, ksh, bash.</text:p>
        </text:list-item>
        <text:list-item>
          <text:p text:style-name="P2">Edit in your profile to display date at login and change your prompt permanently.</text:p>
        </text:list-item>
        <text:list-item>
          <text:p text:style-name="P2">Execute the following command :</text:p>
          <text:list>
            <text:list-header>
              <text:p text:style-name="P2">echo \ then press enter</text:p>
              <text:p text:style-name="P2">What is the purpose of \ ?</text:p>
              <text:p text:style-name="P2">Notice the prompt ”&gt;” what is that? and how can you change it from “&gt;” to “:”. <text:span text:style-name="T1">(Search PS1, PS2, ...)</text:span></text:p>
            </text:list-header>
          </text:list>
        </text:list-item>
        <text:list-item>
          <text:p text:style-name="P2">Create a Bash shell alias named ls for the “ls –l” comman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6:37:47.057543280</meta:creation-date>
    <dc:date>2024-06-23T21:53:36.458982694</dc:date>
    <meta:editing-duration>PT1H1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525" meta:character-count="2857" meta:non-whitespace-character-count="2416"/>
  </office:meta>
</office:document-meta>
</file>